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calligra="http://www.calligra.org/2005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5.00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color="#000000"/>
    </style:style>
    <style:style style:name="ce3" style:family="table-cell" style:parent-style-name="Default">
      <style:text-properties style:font-name="Arial" style:font-name-asian="Arial Unicode MS" style:font-name-complex="Arial Unicode MS"/>
    </style:style>
    <style:style style:name="ce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color="#000000"/>
    </style:style>
    <style:style style:name="ce5" style:family="table-cell" style:parent-style-name="Default">
      <style:text-properties fo:language="none" fo:country="none" style:font-size-asian="5.09999990463257pt" style:language-asian="none" style:country-asian="none" style:font-size-complex="5.09999990463257pt" style:language-complex="none" style:country-complex="none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3" table:number-columns-repeated="5" table:default-cell-style-name="Default"/>
        <table:table-column table:style-name="co1" table:number-columns-repeated="1009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parent</text:p>
          </table:table-cell>
          <table:table-cell office:value-type="string">
            <text:p>number</text:p>
          </table:table-cell>
          <table:table-cell table:style-name="Default" office:value-type="string">
            <text:p>name</text:p>
          </table:table-cell>
          <table:table-cell table:style-name="Default" office:value-type="string">
            <text:p>name_de</text:p>
          </table:table-cell>
          <table:table-cell office:value-type="string">
            <text:p>name_en</text:p>
          </table:table-cell>
          <table:table-cell office:value-type="string">
            <text:p>name_es</text:p>
          </table:table-cell>
          <table:table-cell office:value-type="string">
            <text:p>name_fr</text:p>
          </table:table-cell>
          <table:table-cell office:value-type="string">
            <text:p>name_pt</text:p>
          </table:table-cell>
          <table:table-cell office:value-type="string">
            <text:p>name_ru</text:p>
          </table:table-cell>
          <table:table-cell office:value-type="string">
            <text:p>name_zh</text:p>
          </table:table-cell>
          <table:table-cell table:style-name="Default"/>
          <table:table-cell table:style-name="ce1" table:number-columns-repeated="1008"/>
        </table:table-row>
        <table:table-row table:style-name="ro1">
          <table:table-cell office:value-type="string">
            <text:p>1</text:p>
          </table:table-cell>
          <table:table-cell/>
          <table:table-cell office:value-type="string">
            <text:p>002</text:p>
          </table:table-cell>
          <table:table-cell table:style-name="Default" office:value-type="string">
            <text:p>Africa</text:p>
          </table:table-cell>
          <table:table-cell office:value-type="string">
            <text:p>Afrika</text:p>
          </table:table-cell>
          <table:table-cell office:value-type="string">
            <text:p>Africa</text:p>
          </table:table-cell>
          <table:table-cell office:value-type="string">
            <text:p>África</text:p>
          </table:table-cell>
          <table:table-cell office:value-type="string">
            <text:p>Afrique</text:p>
          </table:table-cell>
          <table:table-cell office:value-type="string">
            <text:p>África</text:p>
          </table:table-cell>
          <table:table-cell office:value-type="string">
            <text:p>Африка</text:p>
          </table:table-cell>
          <table:table-cell office:value-type="string">
            <text:p>非洲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15</text:p>
          </table:table-cell>
          <table:table-cell table:style-name="ce3" office:value-type="string">
            <text:p>Africa Septentrionalis</text:p>
          </table:table-cell>
          <table:table-cell office:value-type="string">
            <text:p>Nordafrika</text:p>
          </table:table-cell>
          <table:table-cell office:value-type="string">
            <text:p>Northern Africa</text:p>
          </table:table-cell>
          <table:table-cell office:value-type="string">
            <text:p>África del Norte</text:p>
          </table:table-cell>
          <table:table-cell office:value-type="string">
            <text:p>Afrique du Nord</text:p>
          </table:table-cell>
          <table:table-cell office:value-type="string">
            <text:p>África do Norte</text:p>
          </table:table-cell>
          <table:table-cell office:value-type="string">
            <text:p>Северная Африка</text:p>
          </table:table-cell>
          <table:table-cell office:value-type="string">
            <text:p>北部非洲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999</text:p>
          </table:table-cell>
          <table:table-cell table:style-name="Default" office:value-type="string">
            <text:p>Africa Subsahariana</text:p>
          </table:table-cell>
          <table:table-cell office:value-type="string">
            <text:p>Subsahara-Afrika</text:p>
          </table:table-cell>
          <table:table-cell office:value-type="string">
            <text:p>Sub-Saharan Africa</text:p>
          </table:table-cell>
          <table:table-cell office:value-type="string">
            <text:p>África subsahariana</text:p>
          </table:table-cell>
          <table:table-cell office:value-type="string">
            <text:p>Afrique subsaharienne</text:p>
          </table:table-cell>
          <table:table-cell office:value-type="string">
            <text:p>África subsariana</text:p>
          </table:table-cell>
          <table:table-cell office:value-type="string">
            <text:p>Африка южнее Сахары</text:p>
          </table:table-cell>
          <table:table-cell office:value-type="string">
            <text:p>撒哈拉以南非洲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018</text:p>
          </table:table-cell>
          <table:table-cell table:style-name="Default" office:value-type="string">
            <text:p>Africa Austrina</text:p>
          </table:table-cell>
          <table:table-cell office:value-type="string">
            <text:p>Südliches Afrika</text:p>
          </table:table-cell>
          <table:table-cell table:style-name="Default" office:value-type="string">
            <text:p>Southern Africa</text:p>
          </table:table-cell>
          <table:table-cell office:value-type="string">
            <text:p>África Austral</text:p>
          </table:table-cell>
          <table:table-cell office:value-type="string">
            <text:p>Afrique australe</text:p>
          </table:table-cell>
          <table:table-cell office:value-type="string">
            <text:p>África Austral</text:p>
          </table:table-cell>
          <table:table-cell office:value-type="string">
            <text:p>Южная Африка</text:p>
          </table:table-cell>
          <table:table-cell office:value-type="string">
            <text:p>南部非洲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017</text:p>
          </table:table-cell>
          <table:table-cell table:style-name="Default" office:value-type="string">
            <text:p>Africa Centralis</text:p>
          </table:table-cell>
          <table:table-cell office:value-type="string">
            <text:p>Zentralafrika</text:p>
          </table:table-cell>
          <table:table-cell office:value-type="string">
            <text:p>Central Africa</text:p>
          </table:table-cell>
          <table:table-cell office:value-type="string">
            <text:p>África Central</text:p>
          </table:table-cell>
          <table:table-cell office:value-type="string">
            <text:p>Afrique centrale</text:p>
          </table:table-cell>
          <table:table-cell office:value-type="string">
            <text:p>África Central</text:p>
          </table:table-cell>
          <table:table-cell office:value-type="string">
            <text:p>Центральная Африка</text:p>
          </table:table-cell>
          <table:table-cell office:value-type="string">
            <text:p>中部非洲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011</text:p>
          </table:table-cell>
          <table:table-cell table:style-name="Default" office:value-type="string">
            <text:p>Africa Occidentalis</text:p>
          </table:table-cell>
          <table:table-cell office:value-type="string">
            <text:p>Westafrika</text:p>
          </table:table-cell>
          <table:table-cell table:style-name="Default" office:value-type="string">
            <text:p>Western Africa</text:p>
          </table:table-cell>
          <table:table-cell office:value-type="string">
            <text:p>África Occidental</text:p>
          </table:table-cell>
          <table:table-cell office:value-type="string">
            <text:p>Afrique de l'Ouest</text:p>
          </table:table-cell>
          <table:table-cell office:value-type="string">
            <text:p>África Ocidental</text:p>
          </table:table-cell>
          <table:table-cell office:value-type="string">
            <text:p>Западная Африка</text:p>
          </table:table-cell>
          <table:table-cell office:value-type="string">
            <text:p>西部非洲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014</text:p>
          </table:table-cell>
          <table:table-cell table:style-name="Default" office:value-type="string">
            <text:p>Africa Orientalis</text:p>
          </table:table-cell>
          <table:table-cell office:value-type="string">
            <text:p>Ostafrika</text:p>
          </table:table-cell>
          <table:table-cell office:value-type="string">
            <text:p>Eastern Africa</text:p>
          </table:table-cell>
          <table:table-cell office:value-type="string">
            <text:p>África Oriental</text:p>
          </table:table-cell>
          <table:table-cell office:value-type="string">
            <text:p>Afrique de l'Est</text:p>
          </table:table-cell>
          <table:table-cell office:value-type="string">
            <text:p>África Oriental</text:p>
          </table:table-cell>
          <table:table-cell office:value-type="string">
            <text:p>Восточная Африка</text:p>
          </table:table-cell>
          <table:table-cell office:value-type="string">
            <text:p>东部非洲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>
            <text:p>8</text:p>
          </table:table-cell>
          <table:table-cell/>
          <table:table-cell office:value-type="string">
            <text:p>010</text:p>
          </table:table-cell>
          <table:table-cell table:style-name="Default" office:value-type="string">
            <text:p>Antarctica</text:p>
          </table:table-cell>
          <table:table-cell office:value-type="string">
            <text:p>Antarktika</text:p>
          </table:table-cell>
          <table:table-cell office:value-type="string">
            <text:p>Antarctica</text:p>
          </table:table-cell>
          <table:table-cell office:value-type="string">
            <text:p>Antártida</text:p>
          </table:table-cell>
          <table:table-cell office:value-type="string">
            <text:p>Antarctique</text:p>
          </table:table-cell>
          <table:table-cell office:value-type="string">
            <text:p>Antárctida</text:p>
          </table:table-cell>
          <table:table-cell office:value-type="string">
            <text:p>Антарктида</text:p>
          </table:table-cell>
          <table:table-cell office:value-type="string">
            <text:p>南极洲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>
            <text:p>9</text:p>
          </table:table-cell>
          <table:table-cell/>
          <table:table-cell office:value-type="string">
            <text:p>019</text:p>
          </table:table-cell>
          <table:table-cell table:style-name="Default" office:value-type="string">
            <text:p>America</text:p>
          </table:table-cell>
          <table:table-cell office:value-type="string">
            <text:p>Amerika</text:p>
          </table:table-cell>
          <table:table-cell table:style-name="Default" office:value-type="string">
            <text:p>Americas</text:p>
          </table:table-cell>
          <table:table-cell office:value-type="string">
            <text:p>América</text:p>
          </table:table-cell>
          <table:table-cell office:value-type="string">
            <text:p>Amérique</text:p>
          </table:table-cell>
          <table:table-cell office:value-type="string">
            <text:p>América</text:p>
          </table:table-cell>
          <table:table-cell office:value-type="string">
            <text:p>Америка</text:p>
          </table:table-cell>
          <table:table-cell office:value-type="string">
            <text:p>美洲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>
            <text:p>10</text:p>
          </table:table-cell>
          <table:table-cell office:value-type="string">
            <text:p>9</text:p>
          </table:table-cell>
          <table:table-cell office:value-type="string">
            <text:p>419</text:p>
          </table:table-cell>
          <table:table-cell table:style-name="Default" office:value-type="string">
            <text:p>America Latina</text:p>
          </table:table-cell>
          <table:table-cell office:value-type="string">
            <text:p>Lateinamerika</text:p>
          </table:table-cell>
          <table:table-cell table:style-name="Default" office:value-type="string">
            <text:p>Latin America</text:p>
          </table:table-cell>
          <table:table-cell office:value-type="string">
            <text:p>América Latina</text:p>
          </table:table-cell>
          <table:table-cell office:value-type="string">
            <text:p>Amérique latine</text:p>
          </table:table-cell>
          <table:table-cell office:value-type="string">
            <text:p>América Latina</text:p>
          </table:table-cell>
          <table:table-cell office:value-type="string">
            <text:p>Латинская Америка</text:p>
          </table:table-cell>
          <table:table-cell office:value-type="string">
            <text:p>拉丁美洲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>
            <text:p>11</text:p>
          </table:table-cell>
          <table:table-cell office:value-type="string">
            <text:p>10</text:p>
          </table:table-cell>
          <table:table-cell office:value-type="string">
            <text:p>005</text:p>
          </table:table-cell>
          <table:table-cell table:style-name="Default" office:value-type="string">
            <text:p>America Australis</text:p>
          </table:table-cell>
          <table:table-cell office:value-type="string">
            <text:p>Südamerika</text:p>
          </table:table-cell>
          <table:table-cell table:style-name="Default" office:value-type="string">
            <text:p>South America</text:p>
          </table:table-cell>
          <table:table-cell office:value-type="string">
            <text:p>América del Sur</text:p>
          </table:table-cell>
          <table:table-cell office:value-type="string">
            <text:p>Amérique du Sud</text:p>
          </table:table-cell>
          <table:table-cell office:value-type="string">
            <text:p>América do Sul</text:p>
          </table:table-cell>
          <table:table-cell office:value-type="string">
            <text:p>Южная Америка</text:p>
          </table:table-cell>
          <table:table-cell office:value-type="string">
            <text:p>南美洲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>
            <text:p>12</text:p>
          </table:table-cell>
          <table:table-cell office:value-type="string">
            <text:p>10</text:p>
          </table:table-cell>
          <table:table-cell office:value-type="string">
            <text:p>013</text:p>
          </table:table-cell>
          <table:table-cell table:style-name="Default" office:value-type="string">
            <text:p>America Centralis</text:p>
          </table:table-cell>
          <table:table-cell office:value-type="string">
            <text:p>Zentralamerika</text:p>
          </table:table-cell>
          <table:table-cell table:style-name="Default" office:value-type="string">
            <text:p>Central America</text:p>
          </table:table-cell>
          <table:table-cell office:value-type="string">
            <text:p>América Central</text:p>
          </table:table-cell>
          <table:table-cell office:value-type="string">
            <text:p>Amérique centrale</text:p>
          </table:table-cell>
          <table:table-cell office:value-type="string">
            <text:p>América Central</text:p>
          </table:table-cell>
          <table:table-cell office:value-type="string">
            <text:p>Центральная Америка</text:p>
          </table:table-cell>
          <table:table-cell office:value-type="string">
            <text:p>中美洲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>
            <text:p>13</text:p>
          </table:table-cell>
          <table:table-cell office:value-type="string">
            <text:p>10</text:p>
          </table:table-cell>
          <table:table-cell office:value-type="string">
            <text:p>029</text:p>
          </table:table-cell>
          <table:table-cell table:style-name="ce3" office:value-type="string">
            <text:p>Caribe</text:p>
          </table:table-cell>
          <table:table-cell office:value-type="string">
            <text:p>Karibik</text:p>
          </table:table-cell>
          <table:table-cell table:style-name="Default" office:value-type="string">
            <text:p>Caribbean</text:p>
          </table:table-cell>
          <table:table-cell table:style-name="ce3" office:value-type="string">
            <text:p>Caribe</text:p>
          </table:table-cell>
          <table:table-cell office:value-type="string">
            <text:p>Caraïbe</text:p>
          </table:table-cell>
          <table:table-cell office:value-type="string">
            <text:p>Caribe</text:p>
          </table:table-cell>
          <table:table-cell office:value-type="string">
            <text:p>Вест-Индия</text:p>
          </table:table-cell>
          <table:table-cell office:value-type="string">
            <text:p>加勒比的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>
            <text:p>14</text:p>
          </table:table-cell>
          <table:table-cell office:value-type="string">
            <text:p>9</text:p>
          </table:table-cell>
          <table:table-cell office:value-type="string">
            <text:p>021</text:p>
          </table:table-cell>
          <table:table-cell table:style-name="Default" office:value-type="string">
            <text:p>America Septentrionalis</text:p>
          </table:table-cell>
          <table:table-cell table:style-name="ce4" office:value-type="string">
            <text:p>Northern America</text:p>
          </table:table-cell>
          <table:table-cell table:style-name="Default" office:value-type="string">
            <text:p>Northern America</text:p>
          </table:table-cell>
          <table:table-cell office:value-type="string">
            <text:p>América del Norte</text:p>
          </table:table-cell>
          <table:table-cell office:value-type="string">
            <text:p>Amérique du Nord</text:p>
          </table:table-cell>
          <table:table-cell office:value-type="string">
            <text:p>América do Norte</text:p>
          </table:table-cell>
          <table:table-cell office:value-type="string">
            <text:p>Северная Америка</text:p>
          </table:table-cell>
          <table:table-cell office:value-type="string">
            <text:p>北美洲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>
            <text:p>15</text:p>
          </table:table-cell>
          <table:table-cell/>
          <table:table-cell office:value-type="string">
            <text:p>142</text:p>
          </table:table-cell>
          <table:table-cell table:style-name="Default" office:value-type="string">
            <text:p>Asia</text:p>
          </table:table-cell>
          <table:table-cell office:value-type="string">
            <text:p>Asien</text:p>
          </table:table-cell>
          <table:table-cell table:style-name="ce3" office:value-type="string">
            <text:p>Asia</text:p>
          </table:table-cell>
          <table:table-cell office:value-type="string">
            <text:p>Asia</text:p>
          </table:table-cell>
          <table:table-cell office:value-type="string">
            <text:p>Asie</text:p>
          </table:table-cell>
          <table:table-cell office:value-type="string">
            <text:p>Ásia</text:p>
          </table:table-cell>
          <table:table-cell office:value-type="string">
            <text:p>Азия</text:p>
          </table:table-cell>
          <table:table-cell office:value-type="string">
            <text:p>亚洲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>
            <text:p>16</text:p>
          </table:table-cell>
          <table:table-cell office:value-type="string">
            <text:p>15</text:p>
          </table:table-cell>
          <table:table-cell office:value-type="string">
            <text:p>034</text:p>
          </table:table-cell>
          <table:table-cell table:style-name="Default" office:value-type="string">
            <text:p>Asia Australis</text:p>
          </table:table-cell>
          <table:table-cell office:value-type="string">
            <text:p>Südasien</text:p>
          </table:table-cell>
          <table:table-cell table:style-name="Default" office:value-type="string">
            <text:p>Southern Asia</text:p>
          </table:table-cell>
          <table:table-cell office:value-type="string">
            <text:p>Asia del Sur</text:p>
          </table:table-cell>
          <table:table-cell office:value-type="string">
            <text:p>Asie du Sud</text:p>
          </table:table-cell>
          <table:table-cell office:value-type="string">
            <text:p>Ásia Meridional</text:p>
          </table:table-cell>
          <table:table-cell office:value-type="string">
            <text:p>Южная Азия</text:p>
          </table:table-cell>
          <table:table-cell office:value-type="string">
            <text:p>南亚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>
            <text:p>17</text:p>
          </table:table-cell>
          <table:table-cell office:value-type="string">
            <text:p>15</text:p>
          </table:table-cell>
          <table:table-cell office:value-type="string">
            <text:p>035</text:p>
          </table:table-cell>
          <table:table-cell table:style-name="Default" office:value-type="string">
            <text:p>Asia Australorientalis</text:p>
          </table:table-cell>
          <table:table-cell office:value-type="string">
            <text:p>Südostasien</text:p>
          </table:table-cell>
          <table:table-cell table:style-name="Default" office:value-type="string">
            <text:p>South-Eastern Asia</text:p>
          </table:table-cell>
          <table:table-cell office:value-type="string">
            <text:p>Sudeste Asiático</text:p>
          </table:table-cell>
          <table:table-cell office:value-type="string">
            <text:p>Asie du Sud-Est</text:p>
          </table:table-cell>
          <table:table-cell office:value-type="string">
            <text:p>Sudeste Asiático</text:p>
          </table:table-cell>
          <table:table-cell office:value-type="string">
            <text:p>Юго-Восточная Азия</text:p>
          </table:table-cell>
          <table:table-cell office:value-type="string">
            <text:p>东南亚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>
            <text:p>18</text:p>
          </table:table-cell>
          <table:table-cell office:value-type="string">
            <text:p>15</text:p>
          </table:table-cell>
          <table:table-cell office:value-type="string">
            <text:p>143</text:p>
          </table:table-cell>
          <table:table-cell table:style-name="Default" office:value-type="string">
            <text:p>Asia Centralis</text:p>
          </table:table-cell>
          <table:table-cell office:value-type="string">
            <text:p>Zentralasien</text:p>
          </table:table-cell>
          <table:table-cell table:style-name="Default" office:value-type="string">
            <text:p>Central Asia</text:p>
          </table:table-cell>
          <table:table-cell office:value-type="string">
            <text:p>Asia Central</text:p>
          </table:table-cell>
          <table:table-cell office:value-type="string">
            <text:p>Asie centrale</text:p>
          </table:table-cell>
          <table:table-cell office:value-type="string">
            <text:p>Ásia Central</text:p>
          </table:table-cell>
          <table:table-cell office:value-type="string">
            <text:p>Центральная Азия</text:p>
          </table:table-cell>
          <table:table-cell office:value-type="string">
            <text:p>中亚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>
            <text:p>19</text:p>
          </table:table-cell>
          <table:table-cell office:value-type="string">
            <text:p>15</text:p>
          </table:table-cell>
          <table:table-cell office:value-type="string">
            <text:p>145</text:p>
          </table:table-cell>
          <table:table-cell table:style-name="Default" office:value-type="string">
            <text:p>Asia Occidentalis</text:p>
          </table:table-cell>
          <table:table-cell office:value-type="string">
            <text:p>Westasien</text:p>
          </table:table-cell>
          <table:table-cell table:style-name="ce3" office:value-type="string">
            <text:p>Western Asia</text:p>
          </table:table-cell>
          <table:table-cell office:value-type="string">
            <text:p>Asia Occidental</text:p>
          </table:table-cell>
          <table:table-cell office:value-type="string">
            <text:p>Asie de l'Ouest</text:p>
          </table:table-cell>
          <table:table-cell office:value-type="string">
            <text:p>Ásia Ocidental</text:p>
          </table:table-cell>
          <table:table-cell office:value-type="string">
            <text:p>Передняя Азия</text:p>
          </table:table-cell>
          <table:table-cell office:value-type="string">
            <text:p>西亚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>
            <text:p>20</text:p>
          </table:table-cell>
          <table:table-cell office:value-type="string">
            <text:p>15</text:p>
          </table:table-cell>
          <table:table-cell office:value-type="string">
            <text:p>030</text:p>
          </table:table-cell>
          <table:table-cell table:style-name="Default" office:value-type="string">
            <text:p>Asia Orientalis</text:p>
          </table:table-cell>
          <table:table-cell office:value-type="string">
            <text:p>Ostasien</text:p>
          </table:table-cell>
          <table:table-cell table:style-name="Default" office:value-type="string">
            <text:p>Eastern Asia</text:p>
          </table:table-cell>
          <table:table-cell office:value-type="string">
            <text:p>Asia Oriental</text:p>
          </table:table-cell>
          <table:table-cell office:value-type="string">
            <text:p>Asie de l'Est</text:p>
          </table:table-cell>
          <table:table-cell office:value-type="string">
            <text:p>Ásia Oriental</text:p>
          </table:table-cell>
          <table:table-cell office:value-type="string">
            <text:p>Восточная Азия</text:p>
          </table:table-cell>
          <table:table-cell office:value-type="string">
            <text:p>东亚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>
            <text:p>21</text:p>
          </table:table-cell>
          <table:table-cell/>
          <table:table-cell office:value-type="string">
            <text:p>150</text:p>
          </table:table-cell>
          <table:table-cell table:style-name="Default" office:value-type="string">
            <text:p>Europa</text:p>
          </table:table-cell>
          <table:table-cell office:value-type="string">
            <text:p>Europa</text:p>
          </table:table-cell>
          <table:table-cell table:style-name="Default" office:value-type="string">
            <text:p>Europe</text:p>
          </table:table-cell>
          <table:table-cell office:value-type="string">
            <text:p>Europa</text:p>
          </table:table-cell>
          <table:table-cell office:value-type="string">
            <text:p>Europe</text:p>
          </table:table-cell>
          <table:table-cell table:style-name="ce3" office:value-type="string">
            <text:p>Europa</text:p>
          </table:table-cell>
          <table:table-cell office:value-type="string">
            <text:p>Европа</text:p>
          </table:table-cell>
          <table:table-cell office:value-type="string">
            <text:p>欧洲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>
            <text:p>22</text:p>
          </table:table-cell>
          <table:table-cell office:value-type="string">
            <text:p>21</text:p>
          </table:table-cell>
          <table:table-cell office:value-type="string">
            <text:p>039</text:p>
          </table:table-cell>
          <table:table-cell table:style-name="Default" office:value-type="string">
            <text:p>Europa Australis</text:p>
          </table:table-cell>
          <table:table-cell office:value-type="string">
            <text:p>Südeuropa</text:p>
          </table:table-cell>
          <table:table-cell table:style-name="Default" office:value-type="string">
            <text:p>Southern Europe</text:p>
          </table:table-cell>
          <table:table-cell office:value-type="string">
            <text:p>Europa del Sur</text:p>
          </table:table-cell>
          <table:table-cell office:value-type="string">
            <text:p>Europe du Sud</text:p>
          </table:table-cell>
          <table:table-cell office:value-type="string">
            <text:p>Europa Meridional</text:p>
          </table:table-cell>
          <table:table-cell office:value-type="string">
            <text:p>Южная Европа</text:p>
          </table:table-cell>
          <table:table-cell office:value-type="string">
            <text:p>南欧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>
            <text:p>23</text:p>
          </table:table-cell>
          <table:table-cell office:value-type="string">
            <text:p>21</text:p>
          </table:table-cell>
          <table:table-cell office:value-type="string">
            <text:p>155</text:p>
          </table:table-cell>
          <table:table-cell table:style-name="Default" office:value-type="string">
            <text:p>Europa Occidentalis</text:p>
          </table:table-cell>
          <table:table-cell office:value-type="string">
            <text:p>Westeuropa</text:p>
          </table:table-cell>
          <table:table-cell table:style-name="Default" office:value-type="string">
            <text:p>Western Europe</text:p>
          </table:table-cell>
          <table:table-cell office:value-type="string">
            <text:p>Europa Occidental</text:p>
          </table:table-cell>
          <table:table-cell office:value-type="string">
            <text:p>Europe de l'Ouest</text:p>
          </table:table-cell>
          <table:table-cell office:value-type="string">
            <text:p>Europa Ocidental</text:p>
          </table:table-cell>
          <table:table-cell office:value-type="string">
            <text:p>Западная Европа</text:p>
          </table:table-cell>
          <table:table-cell office:value-type="string">
            <text:p>西欧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>
            <text:p>24</text:p>
          </table:table-cell>
          <table:table-cell office:value-type="string">
            <text:p>21</text:p>
          </table:table-cell>
          <table:table-cell office:value-type="string">
            <text:p>151</text:p>
          </table:table-cell>
          <table:table-cell table:style-name="Default" office:value-type="string">
            <text:p>Europa Orientalis</text:p>
          </table:table-cell>
          <table:table-cell office:value-type="string">
            <text:p>Osteuropa</text:p>
          </table:table-cell>
          <table:table-cell table:style-name="Default" office:value-type="string">
            <text:p>Eastern Europe</text:p>
          </table:table-cell>
          <table:table-cell office:value-type="string">
            <text:p>Europa Oriental</text:p>
          </table:table-cell>
          <table:table-cell office:value-type="string">
            <text:p>Europe de l'Est</text:p>
          </table:table-cell>
          <table:table-cell office:value-type="string">
            <text:p>Europa Oriental</text:p>
          </table:table-cell>
          <table:table-cell office:value-type="string">
            <text:p>Восточная Европа</text:p>
          </table:table-cell>
          <table:table-cell office:value-type="string">
            <text:p>东欧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>
            <text:p>25</text:p>
          </table:table-cell>
          <table:table-cell office:value-type="string">
            <text:p>21</text:p>
          </table:table-cell>
          <table:table-cell office:value-type="string">
            <text:p>154</text:p>
          </table:table-cell>
          <table:table-cell table:style-name="Default" office:value-type="string">
            <text:p>Europa Septentrionalis</text:p>
          </table:table-cell>
          <table:table-cell office:value-type="string">
            <text:p>Nordeuropa</text:p>
          </table:table-cell>
          <table:table-cell table:style-name="Default" office:value-type="string">
            <text:p>Northern Europe</text:p>
          </table:table-cell>
          <table:table-cell office:value-type="string">
            <text:p>Europa del Norte</text:p>
          </table:table-cell>
          <table:table-cell office:value-type="string">
            <text:p>Europe du Nord</text:p>
          </table:table-cell>
          <table:table-cell office:value-type="string">
            <text:p>Europa Setentrional</text:p>
          </table:table-cell>
          <table:table-cell office:value-type="string">
            <text:p>Северная Европа</text:p>
          </table:table-cell>
          <table:table-cell office:value-type="string">
            <text:p>北歐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>
            <text:p>26</text:p>
          </table:table-cell>
          <table:table-cell/>
          <table:table-cell office:value-type="string">
            <text:p>009</text:p>
          </table:table-cell>
          <table:table-cell table:style-name="Default" office:value-type="string">
            <text:p>Oceania</text:p>
          </table:table-cell>
          <table:table-cell office:value-type="string">
            <text:p>Ozeanien</text:p>
          </table:table-cell>
          <table:table-cell table:style-name="Default" office:value-type="string">
            <text:p>Oceania</text:p>
          </table:table-cell>
          <table:table-cell office:value-type="string">
            <text:p>Oceanía</text:p>
          </table:table-cell>
          <table:table-cell office:value-type="string">
            <text:p>Océanie</text:p>
          </table:table-cell>
          <table:table-cell table:style-name="ce3" office:value-type="string">
            <text:p>Oceania</text:p>
          </table:table-cell>
          <table:table-cell office:value-type="string">
            <text:p>Океания</text:p>
          </table:table-cell>
          <table:table-cell office:value-type="string">
            <text:p>大洋洲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>
            <text:p>27</text:p>
          </table:table-cell>
          <table:table-cell office:value-type="string">
            <text:p>26</text:p>
          </table:table-cell>
          <table:table-cell office:value-type="string">
            <text:p>053</text:p>
          </table:table-cell>
          <table:table-cell table:style-name="Default" office:value-type="string">
            <text:p>Australasia</text:p>
          </table:table-cell>
          <table:table-cell office:value-type="string">
            <text:p>Australasien</text:p>
          </table:table-cell>
          <table:table-cell table:style-name="Default" office:value-type="string">
            <text:p>Australasia</text:p>
          </table:table-cell>
          <table:table-cell office:value-type="string">
            <text:p>Australasia</text:p>
          </table:table-cell>
          <table:table-cell office:value-type="string">
            <text:p>Australasie</text:p>
          </table:table-cell>
          <table:table-cell office:value-type="string">
            <text:p>Australásia</text:p>
          </table:table-cell>
          <table:table-cell office:value-type="string">
            <text:p>Австралазия</text:p>
          </table:table-cell>
          <table:table-cell office:value-type="string">
            <text:p>澳大拉西亞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>
            <text:p>28</text:p>
          </table:table-cell>
          <table:table-cell office:value-type="string">
            <text:p>26</text:p>
          </table:table-cell>
          <table:table-cell office:value-type="string">
            <text:p>054</text:p>
          </table:table-cell>
          <table:table-cell table:style-name="Default" office:value-type="string">
            <text:p>Melanesia</text:p>
          </table:table-cell>
          <table:table-cell office:value-type="string">
            <text:p>Melanesien</text:p>
          </table:table-cell>
          <table:table-cell table:style-name="Default" office:value-type="string">
            <text:p>Melanesia</text:p>
          </table:table-cell>
          <table:table-cell office:value-type="string">
            <text:p>Melanesia</text:p>
          </table:table-cell>
          <table:table-cell office:value-type="string">
            <text:p>Mélanésie</text:p>
          </table:table-cell>
          <table:table-cell office:value-type="string">
            <text:p>Melanésia</text:p>
          </table:table-cell>
          <table:table-cell office:value-type="string">
            <text:p>Меланезия</text:p>
          </table:table-cell>
          <table:table-cell office:value-type="string">
            <text:p>美拉尼西亚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>
            <text:p>29</text:p>
          </table:table-cell>
          <table:table-cell office:value-type="string">
            <text:p>26</text:p>
          </table:table-cell>
          <table:table-cell office:value-type="string">
            <text:p>057</text:p>
          </table:table-cell>
          <table:table-cell table:style-name="Default" office:value-type="string">
            <text:p>Micronesia</text:p>
          </table:table-cell>
          <table:table-cell office:value-type="string">
            <text:p>Mikronesien</text:p>
          </table:table-cell>
          <table:table-cell table:style-name="Default" office:value-type="string">
            <text:p>Micronesia</text:p>
          </table:table-cell>
          <table:table-cell office:value-type="string">
            <text:p>Micronesia</text:p>
          </table:table-cell>
          <table:table-cell office:value-type="string">
            <text:p>Micronésie</text:p>
          </table:table-cell>
          <table:table-cell office:value-type="string">
            <text:p>Micronésia</text:p>
          </table:table-cell>
          <table:table-cell office:value-type="string">
            <text:p>Микронезия</text:p>
          </table:table-cell>
          <table:table-cell office:value-type="string">
            <text:p>密克罗尼西亚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>
            <text:p>30</text:p>
          </table:table-cell>
          <table:table-cell office:value-type="string">
            <text:p>26</text:p>
          </table:table-cell>
          <table:table-cell office:value-type="string">
            <text:p>061</text:p>
          </table:table-cell>
          <table:table-cell table:style-name="Default" office:value-type="string">
            <text:p>Polynesia</text:p>
          </table:table-cell>
          <table:table-cell office:value-type="string">
            <text:p>Polynesien</text:p>
          </table:table-cell>
          <table:table-cell table:style-name="Default" office:value-type="string">
            <text:p>Polynesia</text:p>
          </table:table-cell>
          <table:table-cell office:value-type="string">
            <text:p>Polinesia</text:p>
          </table:table-cell>
          <table:table-cell office:value-type="string">
            <text:p>Polynésie</text:p>
          </table:table-cell>
          <table:table-cell table:style-name="ce5" office:value-type="string">
            <text:p>Polinésia</text:p>
          </table:table-cell>
          <table:table-cell office:value-type="string">
            <text:p>Полинезия</text:p>
          </table:table-cell>
          <table:table-cell office:value-type="string">
            <text:p>玻里尼西亞</text:p>
          </table:table-cell>
          <table:table-cell table:style-name="Default"/>
          <table:table-cell table:number-columns-repeated="1008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101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ce2"/>
          <table:table-cell table:number-columns-repeated="1013"/>
        </table:table-row>
        <table:table-row table:style-name="ro2" table:number-rows-repeated="48">
          <table:table-cell table:number-columns-repeated="3"/>
          <table:table-cell table:style-name="Default"/>
          <table:table-cell table:number-columns-repeated="1016"/>
        </table:table-row>
        <table:table-row table:style-name="ro2">
          <table:table-cell table:number-columns-repeated="1020"/>
        </table:table-row>
        <table:table-row table:style-name="ro2" table:number-rows-repeated="6">
          <table:table-cell table:number-columns-repeated="3"/>
          <table:table-cell table:style-name="Default"/>
          <table:table-cell table:number-columns-repeated="1016"/>
        </table:table-row>
        <table:table-row table:style-name="ro2">
          <table:table-cell table:number-columns-repeated="1020"/>
        </table:table-row>
        <table:table-row table:style-name="ro2" table:number-rows-repeated="5">
          <table:table-cell table:number-columns-repeated="3"/>
          <table:table-cell table:style-name="Default"/>
          <table:table-cell table:number-columns-repeated="1016"/>
        </table:table-row>
        <table:table-row table:style-name="ro2">
          <table:table-cell table:number-columns-repeated="1020"/>
        </table:table-row>
        <table:table-row table:style-name="ro2" table:number-rows-repeated="9">
          <table:table-cell table:number-columns-repeated="3"/>
          <table:table-cell table:style-name="Default"/>
          <table:table-cell table:number-columns-repeated="1016"/>
        </table:table-row>
        <table:table-row table:style-name="ro2">
          <table:table-cell table:number-columns-repeated="1020"/>
        </table:table-row>
        <table:table-row table:style-name="ro2" table:number-rows-repeated="13">
          <table:table-cell table:number-columns-repeated="3"/>
          <table:table-cell table:style-name="Default"/>
          <table:table-cell table:number-columns-repeated="1016"/>
        </table:table-row>
        <table:table-row table:style-name="ro2">
          <table:table-cell table:number-columns-repeated="1020"/>
        </table:table-row>
        <table:table-row table:style-name="ro2" table:number-rows-repeated="119">
          <table:table-cell table:number-columns-repeated="3"/>
          <table:table-cell table:style-name="Default"/>
          <table:table-cell table:number-columns-repeated="1016"/>
        </table:table-row>
        <table:table-row table:style-name="ro2">
          <table:table-cell table:number-columns-repeated="1020"/>
        </table:table-row>
        <table:table-row table:style-name="ro2" table:number-rows-repeated="9">
          <table:table-cell table:number-columns-repeated="3"/>
          <table:table-cell table:style-name="Default"/>
          <table:table-cell table:number-columns-repeated="1016"/>
        </table:table-row>
        <table:table-row table:style-name="ro2" table:number-rows-repeated="1048325">
          <table:table-cell table:number-columns-repeated="1020"/>
        </table:table-row>
        <table:table-row table:style-name="ro2">
          <table:table-cell table:number-columns-repeated="1020"/>
        </table:table-row>
      </table:table>
      <table:named-expressions/>
      <table:database-ranges>
        <table:database-range table:name="__Anonymous_Sheet_DB__0" table:target-range-address="Sheet1.D23:Sheet1.L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xmlns:calligra="http://www.calligra.org/2005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order="none" fo:padding="0cm" style:print-page-order="ltr" calligra:specialborder-bottom="none" calligra:specialborder-left="none" calligra:specialborder-right="none" calligra:specialborder-top="none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2">00/00/0000</text:date>, <text:time style:data-style-name="N2" text:time-value="0000-00-00T13:39: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1.2$Linux_X86_64 LibreOffice_project/400m0$Build-2</meta:generator>
    <dc:title/>
    <meta:initial-creator>Unknown</meta:initial-creator>
    <meta:editing-cycles>145</meta:editing-cycles>
    <dc:date>2013-03-12T13:39:59</dc:date>
    <meta:creation-date>2013-03-01T18:46:04</meta:creation-date>
    <meta:editing-duration>PT6H18M56S</meta:editing-duration>
    <meta:document-statistic meta:table-count="1" meta:cell-count="335" meta:object-count="0"/>
  </office:meta>
</office:document-meta>
</file>